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A00000028372DFADD063DC3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4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fa9fc"/>
    </style:style>
    <style:style style:name="P5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6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7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2f31b"/>
    </style:style>
    <style:style style:name="P8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9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10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1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fa9fc"/>
    </style:style>
    <style:style style:name="P12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1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4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15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34ac6"/>
    </style:style>
    <style:style style:name="P16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17" style:family="paragraph" style:parent-style-name="Heading_20_1">
      <style:paragraph-properties fo:line-height="110%"/>
    </style:style>
    <style:style style:name="P18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9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fa9fc"/>
    </style:style>
    <style:style style:name="P20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21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22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2f31b"/>
    </style:style>
    <style:style style:name="P23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24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25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T1" style:family="text">
      <style:text-properties fo:font-weight="bold" officeooo:rsid="0020377e" style:font-weight-asian="bold" style:font-weight-complex="bold"/>
    </style:style>
    <style:style style:name="T2" style:family="text">
      <style:text-properties fo:font-weight="normal" officeooo:rsid="0020377e" style:font-weight-asian="normal" style:font-weight-complex="normal"/>
    </style:style>
    <style:style style:name="T3" style:family="text">
      <style:text-properties officeooo:rsid="00167aa8"/>
    </style:style>
    <style:style style:name="T4" style:family="text">
      <style:text-properties officeooo:rsid="002122b2"/>
    </style:style>
    <style:style style:name="T5" style:family="text">
      <style:text-properties officeooo:rsid="00205435"/>
    </style:style>
    <style:style style:name="T6" style:family="text">
      <style:text-properties officeooo:rsid="000773a3"/>
    </style:style>
    <style:style style:name="T7" style:family="text">
      <style:text-properties officeooo:rsid="002a2fad"/>
    </style:style>
    <style:style style:name="T8" style:family="text">
      <style:text-properties officeooo:rsid="000f9681"/>
    </style:style>
    <style:style style:name="T9" style:family="text">
      <style:text-properties officeooo:rsid="0010c07c"/>
    </style:style>
    <style:style style:name="T10" style:family="text">
      <style:text-properties fo:font-weight="bold" officeooo:rsid="0010c07c" style:font-weight-asian="bold" style:font-weight-complex="bold"/>
    </style:style>
    <style:style style:name="T11" style:family="text">
      <style:text-properties fo:font-weight="normal" officeooo:rsid="0010c07c" style:font-weight-asian="normal" style:font-weight-complex="normal"/>
    </style:style>
    <style:style style:name="T12" style:family="text">
      <style:text-properties fo:font-weight="normal" officeooo:rsid="00167aa8" style:font-weight-asian="normal" style:font-weight-complex="normal"/>
    </style:style>
    <style:style style:name="T13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5" style:family="text">
      <style:text-properties officeooo:rsid="001135ca"/>
    </style:style>
    <style:style style:name="T16" style:family="text">
      <style:text-properties officeooo:rsid="001c643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4c4c4c"/>
    </style:style>
    <style:style style:name="T19" style:family="text">
      <style:text-properties fo:color="#4c4c4c" style:font-name="Times New Roman2"/>
    </style:style>
    <style:style style:name="T20" style:family="text">
      <style:text-properties fo:color="#4c4c4c" style:font-name="Times New Roman2" officeooo:rsid="002be605"/>
    </style:style>
    <style:style style:name="T21" style:family="text">
      <style:text-properties fo:color="#4c4c4c" officeooo:rsid="001b802b"/>
    </style:style>
    <style:style style:name="T22" style:family="text">
      <style:text-properties fo:color="#4c4c4c" officeooo:rsid="0023de15"/>
    </style:style>
    <style:style style:name="T23" style:family="text">
      <style:text-properties fo:color="#4c4c4c" officeooo:rsid="003fa6fa"/>
    </style:style>
    <style:style style:name="T24" style:family="text">
      <style:text-properties fo:color="#4c4c4c" officeooo:rsid="0045b0d0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0377e" style:font-weight-asian="bold" style:font-weight-complex="bold"/>
    </style:style>
    <style:style style:name="T27" style:family="text">
      <style:text-properties fo:font-weight="bold" officeooo:rsid="0010c07c" style:font-weight-asian="bold" style:font-weight-complex="bold"/>
    </style:style>
    <style:style style:name="T28" style:family="text">
      <style:text-properties fo:font-weight="bold" officeooo:rsid="002122b2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0377e" style:font-weight-asian="normal" style:font-weight-complex="normal"/>
    </style:style>
    <style:style style:name="T31" style:family="text">
      <style:text-properties fo:font-weight="normal" officeooo:rsid="0010c07c" style:font-weight-asian="normal" style:font-weight-complex="normal"/>
    </style:style>
    <style:style style:name="T32" style:family="text">
      <style:text-properties fo:font-weight="normal" officeooo:rsid="00167aa8" style:font-weight-asian="normal" style:font-weight-complex="normal"/>
    </style:style>
    <style:style style:name="T33" style:family="text">
      <style:text-properties officeooo:rsid="00167aa8"/>
    </style:style>
    <style:style style:name="T34" style:family="text">
      <style:text-properties officeooo:rsid="002122b2"/>
    </style:style>
    <style:style style:name="T35" style:family="text">
      <style:text-properties officeooo:rsid="00205435"/>
    </style:style>
    <style:style style:name="T36" style:family="text">
      <style:text-properties officeooo:rsid="000773a3"/>
    </style:style>
    <style:style style:name="T37" style:family="text">
      <style:text-properties officeooo:rsid="002a2fad"/>
    </style:style>
    <style:style style:name="T38" style:family="text">
      <style:text-properties officeooo:rsid="000f9681"/>
    </style:style>
    <style:style style:name="T39" style:family="text">
      <style:text-properties officeooo:rsid="0010c07c"/>
    </style:style>
    <style:style style:name="T40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officeooo:rsid="001135ca"/>
    </style:style>
    <style:style style:name="T44" style:family="text">
      <style:text-properties officeooo:rsid="001c643c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0773a3" style:font-style-asian="normal" style:font-style-complex="normal"/>
    </style:style>
    <style:style style:name="T47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304761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34ac6" style:font-style-asian="normal" style:font-weight-asian="normal" style:font-style-complex="normal" style:font-weight-complex="normal"/>
    </style:style>
    <style:style style:name="T51" style:family="text">
      <style:text-properties officeooo:rsid="000dd52f"/>
    </style:style>
    <style:style style:name="T52" style:family="text">
      <style:text-properties officeooo:rsid="000e67c4"/>
    </style:style>
    <style:style style:name="T53" style:family="text">
      <style:text-properties officeooo:rsid="00115952"/>
    </style:style>
    <style:style style:name="T54" style:family="text">
      <style:text-properties officeooo:rsid="0017e2f7"/>
    </style:style>
    <style:style style:name="T55" style:family="text">
      <style:text-properties officeooo:rsid="001ccb36"/>
    </style:style>
    <style:style style:name="T56" style:family="text">
      <style:text-properties officeooo:rsid="001d9ce8"/>
    </style:style>
    <style:style style:name="T57" style:family="text">
      <style:text-properties style:font-name="Times New Roman1" fo:font-size="12pt" fo:font-weight="normal" style:font-weight-asian="normal" style:font-weight-complex="normal"/>
    </style:style>
    <style:style style:name="T58" style:family="text">
      <style:text-properties officeooo:rsid="00290314"/>
    </style:style>
    <style:style style:name="T59" style:family="text">
      <style:text-properties officeooo:rsid="000e8e9d"/>
    </style:style>
    <style:style style:name="T60" style:family="text">
      <style:text-properties officeooo:rsid="00304761"/>
    </style:style>
    <style:style style:name="T61" style:family="text">
      <style:text-properties officeooo:rsid="0012912f"/>
    </style:style>
    <style:style style:name="T62" style:family="text">
      <style:text-properties officeooo:rsid="0032f31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>
        <text:changed-region xml:id="ct115945952" text:id="ct115945952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115946192" text:id="ct115946192">
          <text:deletion>
            <office:change-info>
              <dc:creator>Unbekannter Autor</dc:creator>
              <dc:date>2015-08-13T12:23:00</dc:date>
            </office:change-info>
            <text:p text:style-name="P1"><text:span text:style-name="T1"><text:s/>under</text:span><text:span text:style-name="T2"> </text:span></text:p>
          </text:deletion>
        </text:changed-region>
        <text:changed-region xml:id="ct114798048" text:id="ct114798048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114794688" text:id="ct114794688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114798288" text:id="ct11479828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13326544" text:id="ct113326544">
          <text:deletion>
            <office:change-info>
              <dc:creator>Unbekannter Autor</dc:creator>
              <dc:date>2015-08-13T12:24:00</dc:date>
            </office:change-info>
            <text:p text:style-name="P2">L</text:p>
          </text:deletion>
        </text:changed-region>
        <text:changed-region xml:id="ct113325824" text:id="ct11332582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18218400" text:id="ct118218400">
          <text:deletion>
            <office:change-info>
              <dc:creator>Unbekannter Autor</dc:creator>
              <dc:date>2015-08-13T12:24:00</dc:date>
            </office:change-info>
            <text:p text:style-name="P2">C</text:p>
          </text:deletion>
        </text:changed-region>
        <text:changed-region xml:id="ct118218640" text:id="ct11821864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18218880" text:id="ct118218880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118219120" text:id="ct11821912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18219360" text:id="ct118219360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118219600" text:id="ct11821960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18219840" text:id="ct118219840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118220080" text:id="ct11822008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18220320" text:id="ct118220320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118220800" text:id="ct11822080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18221280" text:id="ct118221280">
          <text:deletion>
            <office:change-info>
              <dc:creator>Unbekannter Autor</dc:creator>
              <dc:date>2015-08-13T12:24:00</dc:date>
            </office:change-info>
            <text:p text:style-name="P2">P</text:p>
          </text:deletion>
        </text:changed-region>
        <text:changed-region xml:id="ct118221040" text:id="ct11822104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18221520" text:id="ct118221520">
          <text:deletion>
            <office:change-info>
              <dc:creator>Unbekannter Autor</dc:creator>
              <dc:date>2015-08-13T12:24:00</dc:date>
            </office:change-info>
            <text:p text:style-name="P2"><text:span text:style-name="T3">D</text:span></text:p>
          </text:deletion>
        </text:changed-region>
        <text:changed-region xml:id="ct118221760" text:id="ct11822176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18222000" text:id="ct118222000">
          <text:deletion>
            <office:change-info>
              <dc:creator>Unbekannter Autor</dc:creator>
              <dc:date>2015-08-13T12:24:00</dc:date>
            </office:change-info>
            <text:p text:style-name="P2"><text:span text:style-name="T3">A</text:span></text:p>
          </text:deletion>
        </text:changed-region>
        <text:changed-region xml:id="ct118222240" text:id="ct11822224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18222480" text:id="ct11822248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18222720" text:id="ct118222720">
          <text:deletion>
            <office:change-info>
              <dc:creator>Unbekannter Autor</dc:creator>
              <dc:date>2015-08-13T12:25:00</dc:date>
            </office:change-info>
            <text:p text:style-name="P2"><text:span text:style-name="T4">es</text:span></text:p>
          </text:deletion>
        </text:changed-region>
        <text:changed-region xml:id="ct118220560" text:id="ct11822056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18222960" text:id="ct118222960">
          <text:deletion>
            <office:change-info>
              <dc:creator>Unbekannter Autor</dc:creator>
              <dc:date>2015-08-13T12:25:00</dc:date>
            </office:change-info>
            <text:p text:style-name="P2">I</text:p>
          </text:deletion>
        </text:changed-region>
        <text:changed-region xml:id="ct118223200" text:id="ct11822320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18223440" text:id="ct118223440">
          <text:deletion>
            <office:change-info>
              <dc:creator>Unbekannter Autor</dc:creator>
              <dc:date>2015-08-13T12:25:00</dc:date>
            </office:change-info>
            <text:p text:style-name="P2">R</text:p>
          </text:deletion>
        </text:changed-region>
        <text:changed-region xml:id="ct118223680" text:id="ct11822368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18224160" text:id="ct118224160">
          <text:deletion>
            <office:change-info>
              <dc:creator>Unbekannter Autor</dc:creator>
              <dc:date>2015-08-13T12:25:00</dc:date>
            </office:change-info>
            <text:p text:style-name="P2">adaptable</text:p>
          </text:deletion>
        </text:changed-region>
        <text:changed-region xml:id="ct118224400" text:id="ct11822440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18225840" text:id="ct118225840">
          <text:deletion>
            <office:change-info>
              <dc:creator>Wiebke Oeltjen</dc:creator>
              <dc:date>2017-07-13T17:19:00</dc:date>
            </office:change-info>
            <text:p text:style-name="P3"><text:s/></text:p>
          </text:deletion>
        </text:changed-region>
        <text:changed-region xml:id="ct118225600" text:id="ct118225600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118225360" text:id="ct118225360">
          <text:deletion>
            <office:change-info>
              <dc:creator>Unbekannter Autor</dc:creator>
              <dc:date>2015-08-13T11:45:00</dc:date>
            </office:change-info>
            <text:p text:style-name="P3">6</text:p>
          </text:deletion>
        </text:changed-region>
        <text:changed-region xml:id="ct118225120" text:id="ct118225120">
          <text:deletion>
            <office:change-info>
              <dc:creator>Wiebke Oeltjen</dc:creator>
              <dc:date>2019-11-11T12:15:52</dc:date>
            </office:change-info>
            <text:p text:style-name="P3">.0</text:p>
          </text:deletion>
        </text:changed-region>
        <text:changed-region xml:id="ct118224880" text:id="ct118224880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118224640" text:id="ct118224640">
          <text:deletion>
            <office:change-info>
              <dc:creator>Unbekannter Autor</dc:creator>
              <dc:date>2015-08-13T11:45:00</dc:date>
            </office:change-info>
            <text:p text:style-name="P3">4</text:p>
          </text:deletion>
        </text:changed-region>
        <text:changed-region xml:id="ct118226080" text:id="ct118226080">
          <text:insertion>
            <office:change-info>
              <dc:creator>Wiebke Oeltjen</dc:creator>
              <dc:date>2019-11-11T12:15:52</dc:date>
            </office:change-info>
          </text:insertion>
        </text:changed-region>
        <text:changed-region xml:id="ct118270912" text:id="ct118270912">
          <text:insertion>
            <office:change-info>
              <dc:creator>Wiebke Oeltjen</dc:creator>
              <dc:date>2017-07-13T17:19:00</dc:date>
            </office:change-info>
          </text:insertion>
        </text:changed-region>
        <text:changed-region xml:id="ct118272832" text:id="ct118272832">
          <text:deletion>
            <office:change-info>
              <dc:creator>Wiebke Oeltjen</dc:creator>
              <dc:date>2016-07-19T12:49:00</dc:date>
            </office:change-info>
            <text:p text:style-name="P4"><text:span text:style-name="T6">2</text:span></text:p>
          </text:deletion>
        </text:changed-region>
        <text:changed-region xml:id="ct118272592" text:id="ct118272592">
          <text:deletion>
            <office:change-info>
              <dc:creator>Wiebke Oeltjen</dc:creator>
              <dc:date>2017-02-02T15:45:00</dc:date>
            </office:change-info>
            <text:p text:style-name="P4"><text:span text:style-name="T6">0</text:span></text:p>
          </text:deletion>
        </text:changed-region>
        <text:changed-region xml:id="ct118272352" text:id="ct118272352">
          <text:deletion>
            <office:change-info>
              <dc:creator>Unbekannter Autor</dc:creator>
              <dc:date>2015-08-13T11:45:00</dc:date>
            </office:change-info>
            <text:p text:style-name="P4"><text:span text:style-name="T6">2</text:span></text:p>
          </text:deletion>
        </text:changed-region>
        <text:changed-region xml:id="ct118272112" text:id="ct118272112">
          <text:deletion>
            <office:change-info>
              <dc:creator>Unbekannter Autor</dc:creator>
              <dc:date>2016-01-21T17:29:00</dc:date>
            </office:change-info>
            <text:p text:style-name="P4"><text:span text:style-name="T6">0</text:span></text:p>
          </text:deletion>
        </text:changed-region>
        <text:changed-region xml:id="ct118271872" text:id="ct118271872">
          <text:deletion>
            <office:change-info>
              <dc:creator>Wiebke Oeltjen</dc:creator>
              <dc:date>2019-01-24T12:01:00</dc:date>
            </office:change-info>
            <text:p text:style-name="P4"><text:span text:style-name="T6">.</text:span></text:p>
          </text:deletion>
        </text:changed-region>
        <text:changed-region xml:id="ct118271632" text:id="ct118271632">
          <text:deletion>
            <office:change-info>
              <dc:creator>Wiebke Oeltjen</dc:creator>
              <dc:date>2017-05-30T17:05:00</dc:date>
            </office:change-info>
            <text:p text:style-name="P4"><text:span text:style-name="T6">6</text:span></text:p>
          </text:deletion>
        </text:changed-region>
        <text:changed-region xml:id="ct118271392" text:id="ct118271392">
          <text:deletion>
            <office:change-info>
              <dc:creator>Unbekannter Autor</dc:creator>
              <dc:date>2016-02-25T17:23:00</dc:date>
            </office:change-info>
            <text:p text:style-name="P4"><text:span text:style-name="T6">5</text:span></text:p>
          </text:deletion>
        </text:changed-region>
        <text:changed-region xml:id="ct118271152" text:id="ct118271152">
          <text:deletion>
            <office:change-info>
              <dc:creator>Wiebke Oeltjen</dc:creator>
              <dc:date>2019-01-24T12:01:00</dc:date>
            </office:change-info>
            <text:p text:style-name="P4"><text:span text:style-name="T6">201</text:span></text:p>
          </text:deletion>
        </text:changed-region>
        <text:changed-region xml:id="ct118273072" text:id="ct118273072">
          <text:insertion>
            <office:change-info>
              <dc:creator>Wiebke Oeltjen</dc:creator>
              <dc:date>2019-01-24T12:01:00</dc:date>
            </office:change-info>
          </text:insertion>
        </text:changed-region>
        <text:changed-region xml:id="ct118273312" text:id="ct118273312">
          <text:insertion>
            <office:change-info>
              <dc:creator>Wiebke Oeltjen</dc:creator>
              <dc:date>2019-09-02T11:38:37</dc:date>
            </office:change-info>
          </text:insertion>
        </text:changed-region>
        <text:changed-region xml:id="ct118273552" text:id="ct118273552">
          <text:deletion>
            <office:change-info>
              <dc:creator>Wiebke Oeltjen</dc:creator>
              <dc:date>2017-05-11T18:06:00</dc:date>
            </office:change-info>
            <text:p text:style-name="P5">Windows, Unix, Linux, Mac OS X</text:p>
          </text:deletion>
        </text:changed-region>
        <text:changed-region xml:id="ct118273792" text:id="ct118273792">
          <text:insertion>
            <office:change-info>
              <dc:creator>Wiebke Oeltjen</dc:creator>
              <dc:date>2017-05-11T18:06:00</dc:date>
            </office:change-info>
          </text:insertion>
        </text:changed-region>
        <text:changed-region xml:id="ct118274032" text:id="ct118274032">
          <text:deletion>
            <office:change-info>
              <dc:creator>Unbekannter Autor</dc:creator>
              <dc:date>2015-08-13T12:26:00</dc:date>
            </office:change-info>
            <text:p text:style-name="P6">A</text:p>
          </text:deletion>
        </text:changed-region>
        <text:changed-region xml:id="ct118274272" text:id="ct118274272">
          <text:insertion>
            <office:change-info>
              <dc:creator>Unbekannter Autor</dc:creator>
              <dc:date>2015-08-13T12:26:00</dc:date>
            </office:change-info>
          </text:insertion>
        </text:changed-region>
        <text:changed-region xml:id="ct118274512" text:id="ct118274512">
          <text:deletion>
            <office:change-info>
              <dc:creator>Unbekannter Autor</dc:creator>
              <dc:date>2015-08-13T12:26:00</dc:date>
            </office:change-info>
            <text:p text:style-name="P6">S</text:p>
          </text:deletion>
        </text:changed-region>
        <text:changed-region xml:id="ct118274752" text:id="ct118274752">
          <text:insertion>
            <office:change-info>
              <dc:creator>Unbekannter Autor</dc:creator>
              <dc:date>2015-08-13T12:27:00</dc:date>
            </office:change-info>
          </text:insertion>
        </text:changed-region>
        <text:changed-region xml:id="ct118274992" text:id="ct118274992">
          <text:insertion>
            <office:change-info>
              <dc:creator>Wiebke Oeltjen</dc:creator>
              <dc:date>2016-07-19T13:19:00</dc:date>
            </office:change-info>
          </text:insertion>
        </text:changed-region>
        <text:changed-region xml:id="ct118275472" text:id="ct118275472">
          <text:insertion>
            <office:change-info>
              <dc:creator>Wiebke Oeltjen</dc:creator>
              <dc:date>2016-07-19T12:51:00</dc:date>
            </office:change-info>
          </text:insertion>
        </text:changed-region>
        <text:changed-region xml:id="ct118275712" text:id="ct118275712">
          <text:deletion>
            <office:change-info>
              <dc:creator>Unbekannter Autor</dc:creator>
              <dc:date>2015-08-13T12:27:00</dc:date>
            </office:change-info>
            <text:p text:style-name="P6"><text:s/>(is <text:s/>included)</text:p>
          </text:deletion>
        </text:changed-region>
        <text:changed-region xml:id="ct118275232" text:id="ct118275232">
          <text:insertion>
            <office:change-info>
              <dc:creator>Wiebke Oeltjen</dc:creator>
              <dc:date>2016-07-19T13:00:00</dc:date>
            </office:change-info>
          </text:insertion>
        </text:changed-region>
        <text:changed-region xml:id="ct118275952" text:id="ct118275952">
          <text:deletion>
            <office:change-info>
              <dc:creator>Wiebke Oeltjen</dc:creator>
              <dc:date>2016-07-19T12:49:00</dc:date>
            </office:change-info>
            <text:p text:style-name="P6"><text:span text:style-name="T6">7</text:span></text:p>
          </text:deletion>
        </text:changed-region>
        <text:changed-region xml:id="ct118276192" text:id="ct118276192">
          <text:insertion>
            <office:change-info>
              <dc:creator>Wiebke Oeltjen</dc:creator>
              <dc:date>2016-07-19T12:49:00</dc:date>
            </office:change-info>
          </text:insertion>
        </text:changed-region>
        <text:changed-region xml:id="ct118276432" text:id="ct118276432">
          <text:deletion>
            <office:change-info>
              <dc:creator>Wiebke Oeltjen</dc:creator>
              <dc:date>2016-07-19T13:21:00</dc:date>
            </office:change-info>
            <text:p text:style-name="P6">,</text:p>
          </text:deletion>
        </text:changed-region>
        <text:changed-region xml:id="ct118276672" text:id="ct118276672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118276912" text:id="ct118276912">
          <text:deletion>
            <office:change-info>
              <dc:creator>Wiebke Oeltjen</dc:creator>
              <dc:date>2016-07-19T13:22:00</dc:date>
            </office:change-info>
            <text:p text:style-name="P6"><text:s/></text:p>
          </text:deletion>
        </text:changed-region>
        <text:changed-region xml:id="ct118277152" text:id="ct118277152">
          <text:insertion>
            <office:change-info>
              <dc:creator>Wiebke Oeltjen</dc:creator>
              <dc:date>2016-07-19T13:22:00</dc:date>
            </office:change-info>
          </text:insertion>
        </text:changed-region>
        <text:changed-region xml:id="ct118277392" text:id="ct118277392">
          <text:insertion>
            <office:change-info>
              <dc:creator>Wiebke Oeltjen</dc:creator>
              <dc:date>2016-07-19T13:20:00</dc:date>
            </office:change-info>
          </text:insertion>
        </text:changed-region>
        <text:changed-region xml:id="ct118277632" text:id="ct118277632">
          <text:deletion>
            <office:change-info>
              <dc:creator>Wiebke Oeltjen</dc:creator>
              <dc:date>2017-05-12T13:49:00</dc:date>
            </office:change-info>
            <text:p text:style-name="P6"><text:span text:style-name="T7">Apache Ant, </text:span></text:p>
          </text:deletion>
        </text:changed-region>
        <text:changed-region xml:id="ct118277872" text:id="ct118277872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118278112" text:id="ct118278112">
          <text:deletion>
            <office:change-info>
              <dc:creator>Wiebke Oeltjen</dc:creator>
              <dc:date>2017-05-12T13:49:00</dc:date>
            </office:change-info>
            <text:p text:style-name="P6"><text:span text:style-name="T7">, SVN client </text:span></text:p>
          </text:deletion>
        </text:changed-region>
        <text:changed-region xml:id="ct118278352" text:id="ct118278352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118278592" text:id="ct118278592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118301456" text:id="ct118301456">
          <text:deletion>
            <office:change-info>
              <dc:creator>Wiebke Oeltjen</dc:creator>
              <dc:date>2019-11-11T12:18:50</dc:date>
            </office:change-info>
            <text:p text:style-name="P7"><text:span text:style-name="T8">http://mycore.org/download/</text:span></text:p>
          </text:deletion>
        </text:changed-region>
        <text:changed-region xml:id="ct118301696" text:id="ct118301696">
          <text:insertion>
            <office:change-info>
              <dc:creator>Wiebke Oeltjen</dc:creator>
              <dc:date>2019-11-11T12:18:50</dc:date>
            </office:change-info>
          </text:insertion>
        </text:changed-region>
        <text:changed-region xml:id="ct118301936" text:id="ct118301936">
          <text:insertion>
            <office:change-info>
              <dc:creator>Wiebke Oeltjen</dc:creator>
              <dc:date>2017-05-12T13:48:00</dc:date>
            </office:change-info>
          </text:insertion>
        </text:changed-region>
        <text:changed-region xml:id="ct118302176" text:id="ct118302176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118302656" text:id="ct118302656">
          <text:deletion>
            <office:change-info>
              <dc:creator>Wiebke Oeltjen</dc:creator>
              <dc:date>2017-05-11T17:54:00</dc:date>
            </office:change-info>
            <text:p text:style-name="P7"/>
            <text:p text:style-name="P7"><text:span text:style-name="T9">Example</text:span> application:<text:tab/><text:span text:style-name="T10">MIR</text:span><text:span text:style-name="T11">, </text:span><text:span text:style-name="T12">that is the </text:span><text:span text:style-name="T13">M</text:span><text:span text:style-name="T14">ODS</text:span><text:span text:style-name="T13"> Institutional Repository, </text:span>http://mycore.<text:span text:style-name="T3">org</text:span>/<text:span text:style-name="T15">mir</text:span> </text:p>
          </text:deletion>
        </text:changed-region>
        <text:changed-region xml:id="ct118302416" text:id="ct118302416">
          <text:deletion>
            <office:change-info>
              <dc:creator>Wiebke Oeltjen</dc:creator>
              <dc:date>2019-11-11T12:19:23</dc:date>
            </office:change-info>
            <text:p text:style-name="P7"><text:span text:style-name="T8">http://mycore.de/documentation/getting_started/mir.html</text:span></text:p>
          </text:deletion>
        </text:changed-region>
        <text:changed-region xml:id="ct118302896" text:id="ct118302896">
          <text:insertion>
            <office:change-info>
              <dc:creator>Wiebke Oeltjen</dc:creator>
              <dc:date>2019-11-11T12:19:23</dc:date>
            </office:change-info>
          </text:insertion>
        </text:changed-region>
        <text:changed-region xml:id="ct118303136" text:id="ct118303136">
          <text:insertion>
            <office:change-info>
              <dc:creator>Wiebke Oeltjen</dc:creator>
              <dc:date>2017-05-12T14:03:00</dc:date>
            </office:change-info>
          </text:insertion>
        </text:changed-region>
        <text:changed-region xml:id="ct118303376" text:id="ct118303376">
          <text:deletion>
            <office:change-info>
              <dc:creator>Wiebke Oeltjen</dc:creator>
              <dc:date>2017-02-02T16:38:00</dc:date>
            </office:change-info>
            <text:p text:style-name="P8"><text:span text:style-name="T16">handle</text:span></text:p>
          </text:deletion>
        </text:changed-region>
        <text:changed-region xml:id="ct118303616" text:id="ct118303616">
          <text:insertion>
            <office:change-info>
              <dc:creator>Wiebke Oeltjen</dc:creator>
              <dc:date>2017-02-02T16:38:00</dc:date>
            </office:change-info>
          </text:insertion>
        </text:changed-region>
        <text:changed-region xml:id="ct118303856" text:id="ct118303856">
          <text:deletion>
            <office:change-info>
              <dc:creator>Wiebke Oeltjen</dc:creator>
              <dc:date>2017-05-12T13:51:00</dc:date>
            </office:change-info>
            <text:p text:style-name="P8"><text:span text:style-name="T17"><text:s/></text:span></text:p>
          </text:deletion>
        </text:changed-region>
        <text:changed-region xml:id="ct118304096" text:id="ct118304096">
          <text:insertion>
            <office:change-info>
              <dc:creator>Wiebke Oeltjen</dc:creator>
              <dc:date>2017-05-12T13:51:00</dc:date>
            </office:change-info>
          </text:insertion>
        </text:changed-region>
        <text:changed-region xml:id="ct118304336" text:id="ct118304336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118304816" text:id="ct118304816">
          <text:insertion>
            <office:change-info>
              <dc:creator>Wiebke Oeltjen</dc:creator>
              <dc:date>2017-05-11T17:57:00</dc:date>
            </office:change-info>
          </text:insertion>
        </text:changed-region>
        <text:changed-region xml:id="ct118305056" text:id="ct118305056">
          <text:insertion>
            <office:change-info>
              <dc:creator>Wiebke Oeltjen</dc:creator>
              <dc:date>2017-05-11T17:58:00</dc:date>
            </office:change-info>
          </text:insertion>
        </text:changed-region>
        <text:changed-region xml:id="ct118305536" text:id="ct118305536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118305776" text:id="ct118305776">
          <text:insertion>
            <office:change-info>
              <dc:creator>Wiebke Oeltjen</dc:creator>
              <dc:date>2017-05-12T14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draw:frame draw:style-name="fr1" draw:name="Grafik1" text:anchor-type="paragraph" svg:x="12.467cm" svg:y="-0.339cm" svg:width="4.5cm" svg:height="1.06cm" draw:z-index="0"><draw:image xlink:href="Pictures/10000000000000AA00000028372DFADD063DC3F7.png" xlink:type="simple" xlink:show="embed" xlink:actuate="onLoad" loext:mime-type="image/png"/></draw:frame>MyCoRe data sheet </text:h>
      <text:p text:style-name="P2">MyCoRe:<text:tab/><text:span text:style-name="T25">My</text:span> <text:span text:style-name="T25">Co</text:span>ntent <text:span text:style-name="T25">Re</text:span>pository ['maɪkɔːr]</text:p>
      <text:p text:style-name="P1">License:<text:tab/><text:span text:style-name="T25">Open Source Software</text:span><text:change-start text:change-id="ct115945952"/><text:span text:style-name="T29">, </text:span><text:span text:style-name="T57">licensed</text:span><text:span text:style-name="T29"> under </text:span><text:span text:style-name="T2">the </text:span><text:change-end text:change-id="ct115945952"/><text:change text:change-id="ct115946192"/><text:span text:style-name="T17">GNU General Public License</text:span> (GPL) </text:p>
      <text:p text:style-name="P2">Developers:<text:tab/><text:change-start text:change-id="ct114798048"/><text:span text:style-name="T28">The </text:span><text:change-end text:change-id="ct114798048"/><text:span text:style-name="T25">MyCoRe Community</text:span></text:p>
      <text:p text:style-name="P2">Website: <text:tab/><text:span text:style-name="T25">http://www.mycore.org</text:span></text:p>
      <text:p text:style-name="P2">Type:<text:tab/>Web application for <text:change text:change-id="ct114794688"/><text:change-start text:change-id="ct114798288"/><text:span text:style-name="T4">d</text:span><text:change-end text:change-id="ct114798288"/>igital <text:change text:change-id="ct113326544"/><text:change-start text:change-id="ct113325824"/><text:span text:style-name="T4">l</text:span><text:change-end text:change-id="ct113325824"/>ibraries, <text:change text:change-id="ct118218400"/><text:change-start text:change-id="ct118218640"/><text:span text:style-name="T4">c</text:span><text:change-end text:change-id="ct118218640"/>ontent <text:change text:change-id="ct118218880"/><text:change-start text:change-id="ct118219120"/><text:span text:style-name="T4">m</text:span><text:change-end text:change-id="ct118219120"/>anagement, <text:line-break/><text:tab/><text:change text:change-id="ct118219360"/><text:change-start text:change-id="ct118219600"/><text:span text:style-name="T4">d</text:span><text:change-end text:change-id="ct118219600"/>ocument <text:change text:change-id="ct118219840"/><text:change-start text:change-id="ct118220080"/><text:span text:style-name="T4">m</text:span><text:change-end text:change-id="ct118220080"/>anagement, <text:change text:change-id="ct118220320"/><text:change-start text:change-id="ct118220800"/><text:span text:style-name="T4">d</text:span><text:change-end text:change-id="ct118220800"/>ocument server, <text:change text:change-id="ct118221280"/><text:change-start text:change-id="ct118221040"/><text:span text:style-name="T4">p</text:span><text:change-end text:change-id="ct118221040"/>ublication server, <text:line-break/><text:tab/><text:change text:change-id="ct118221520"/><text:change-start text:change-id="ct118221760"/><text:span text:style-name="T3">d</text:span><text:change-end text:change-id="ct118221760"/><text:span text:style-name="T3">igital </text:span><text:change text:change-id="ct118222000"/><text:change-start text:change-id="ct118222240"/><text:span text:style-name="T3">a</text:span><text:change-end text:change-id="ct118222240"/>rchiv<text:change-start text:change-id="ct118222480"/><text:span text:style-name="T4">ing</text:span><text:change-end text:change-id="ct118222480"/><text:change text:change-id="ct118222720"/><text:change-start text:change-id="ct118220560"/><text:span text:style-name="T4"> solution</text:span><text:change-end text:change-id="ct118220560"/>, <text:change text:change-id="ct118222960"/><text:change-start text:change-id="ct118223200"/><text:span text:style-name="T4">i</text:span><text:change-end text:change-id="ct118223200"/>nstitutional <text:change text:change-id="ct118223440"/><text:change-start text:change-id="ct118223680"/><text:span text:style-name="T4">r</text:span><text:change-end text:change-id="ct118223680"/>epositories</text:p>
      <text:p text:style-name="P2">Language:<text:tab/>Language of MyCoRe application is <text:change text:change-id="ct118224160"/><text:change-start text:change-id="ct118224400"/><text:span text:style-name="T4">configurable</text:span><text:change-end text:change-id="ct118224400"/>, documentation is German</text:p>
      <text:p text:style-name="P3">LTS Release:<text:tab/>201<text:change text:change-id="ct118225840"/><text:change text:change-id="ct118225600"/><text:change text:change-id="ct118225360"/><text:change text:change-id="ct118225120"/><text:change text:change-id="ct118224880"/><text:change text:change-id="ct118224640"/><text:change-start text:change-id="ct118226080"/><text:span text:style-name="T5">9.06</text:span><text:change-end text:change-id="ct118226080"/><text:change-start text:change-id="ct118270912"/><text:span text:style-name="T5"> </text:span><text:change-end text:change-id="ct118270912"/>(<text:span text:style-name="T17">long term release</text:span>)</text:p>
      <text:p text:style-name="P4">Version:<text:tab/><text:change text:change-id="ct118272832"/><text:change text:change-id="ct118272592"/><text:change text:change-id="ct118272352"/><text:change text:change-id="ct118272112"/><text:change text:change-id="ct118271872"/><text:change text:change-id="ct118271632"/><text:change text:change-id="ct118271392"/><text:change text:change-id="ct118271152"/><text:change-start text:change-id="ct118273072"/><text:span text:style-name="T6">2019.</text:span><text:change-end text:change-id="ct118273072"/><text:change-start text:change-id="ct118273312"/><text:span text:style-name="T6">06</text:span><text:change-end text:change-id="ct118273312"/></text:p>
      <text:p text:style-name="P5">Operating system:<text:tab/><text:change text:change-id="ct118273552"/><text:change-start text:change-id="ct118273792"/>Linux, Mac OS X, Unix, Windows<text:change-end text:change-id="ct118273792"/></text:p>
      <text:p text:style-name="P6">System requirements:<text:tab/>Web <text:change text:change-id="ct118274032"/><text:change-start text:change-id="ct118274272"/><text:span text:style-name="T4">a</text:span><text:change-end text:change-id="ct118274272"/>pplication <text:change text:change-id="ct118274512"/><text:change-start text:change-id="ct118274752"/><text:span text:style-name="T4">s</text:span><text:change-end text:change-id="ct118274752"/>erver: <text:change-start text:change-id="ct118274992"/><text:line-break/><text:change-end text:change-id="ct118274992"/>Apache Tomcat, Jetty or <text:span text:style-name="T9">comparable web server</text:span><text:change-start text:change-id="ct118275472"/><text:span text:style-name="T9">, </text:span>Version 3.1<text:change-end text:change-id="ct118275472"/><text:line-break/>Database: <text:span text:style-name="T9">PostgreSQL, </text:span>MySQL, Oracle, IBM DB2, HSQLDB<text:change text:change-id="ct118275712"/> or other relational database management system<text:change-start text:change-id="ct118275232"/>, <text:span text:style-name="T58">that works with hibernate</text:span><text:change-end text:change-id="ct118275232"/><text:line-break/>Java <text:change text:change-id="ct118275952"/><text:change-start text:change-id="ct118276192"/><text:span text:style-name="T6">8</text:span><text:change-end text:change-id="ct118276192"/> SDK<text:change text:change-id="ct118276432"/><text:change-start text:change-id="ct118276672"/> <text:change-end text:change-id="ct118276672"/><text:change text:change-id="ct118276912"/><text:change-start text:change-id="ct118277152"/><text:span text:style-name="T7">and for development</text:span><text:change-end text:change-id="ct118277152"/><text:change-start text:change-id="ct118277392"/><text:span text:style-name="T7">: </text:span><text:change-end text:change-id="ct118277392"/><text:change text:change-id="ct118277632"/><text:span text:style-name="T7">Maven</text:span><text:change-start text:change-id="ct118277872"/><text:span text:style-name="T7"> </text:span><text:change-end text:change-id="ct118277872"/><text:change text:change-id="ct118278112"/><text:change-start text:change-id="ct118278352"/><text:span text:style-name="T7">and Git</text:span><text:change-end text:change-id="ct118278352"/><text:change-start text:change-id="ct118278592"/><text:line-break/><text:span text:style-name="T59">Solr-Server</text:span><text:change-end text:change-id="ct118278592"/></text:p>
      <text:p text:style-name="P7">Download:<text:tab/><text:change text:change-id="ct118301456"/><text:change-start text:change-id="ct118301696"/>https://www.mycore.de/site/download/<text:change-end text:change-id="ct118301696"/><text:change-start text:change-id="ct118301936"/><text:span text:style-name="T8"> </text:span><text:change-end text:change-id="ct118301936"/><text:change-start text:change-id="ct118302176"/><text:span text:style-name="T8">and https://github.com/MyCoRe-Org</text:span><text:change-end text:change-id="ct118302176"/><text:span text:style-name="T8"><text:line-break/></text:span><text:change text:change-id="ct118302656"/><text:change text:change-id="ct118302416"/><text:change-start text:change-id="ct118302896"/><text:span text:style-name="T8">https://www.mycore.de/documentation/getting_started/gs_mir_install/</text:span><text:change-end text:change-id="ct118302896"/></text:p>
      <text:p text:style-name="P8">Functionality:<text:tab/><text:span text:style-name="T53">The </text:span>MyCoRe <text:span text:style-name="T53">framework</text:span> provides functionality of <text:span text:style-name="T54">information repositories </text:span>and publication servers. Own web applications can be developed with MyCoRe by configurations and adjustments in XML, XSL <text:span text:style-name="T51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52"> An integrated viewing tool is provided for displaying images or high-resolution illustrations. </text:span>Standards are supported for metadata (like <text:span text:style-name="T46">MODS</text:span>) and for classifications (e.g. <text:span text:style-name="T17">Dewey Decimal Classification</text:span><text:span text:style-name="T45"> DDC</text:span>). Metadata models are adaptable and ex<text:change-start text:change-id="ct118303136"/><text:span text:style-name="T62">­</text:span><text:change-end text:change-id="ct118303136"/>pandable. Persistent identifiers (URN, <text:change text:change-id="ct118303376"/><text:change-start text:change-id="ct118303616"/><text:span text:style-name="T16">DOI</text:span><text:change-end text:change-id="ct118303616"/>) assure permanent access to the data. Interfaces to other systems are supported such as the <text:span text:style-name="T17">Open Archives</text:span><text:change text:change-id="ct118303856"/><text:change-start text:change-id="ct118304096"/><text:span text:style-name="T17"> </text:span><text:change-end text:change-id="ct118304096"/><text:span text:style-name="T17">Initiative Protocol for Metadata Harvesting</text:span> (OAI-PMH), the <text:span text:style-name="T17">Simple Web-service Offering Repository Deposit</text:span> (SWORD), <text:span text:style-name="T16">REST</text:span> or search engine robots. Access to MyCoRe applications can be controlled by user and rights management <text:span text:style-name="T55">with LDAP or shibboleth. </text:span><text:span text:style-name="T17">Access Control Lists</text:span> (ACL)<text:span text:style-name="T55"> </text:span>specif<text:span text:style-name="T55">y </text:span>what operations are allowed to be performed on <text:span text:style-name="T56">metadata or </text:span>objects.<text:change-start text:change-id="ct118304336"/></text:p>
      <text:p text:style-name="P15"><text:span text:style-name="T60">A</text:span>pplication:<text:tab/><text:span text:style-name="T10">MIR</text:span><text:span text:style-name="T11">, </text:span><text:span text:style-name="T12">the </text:span><text:span text:style-name="T13">M</text:span><text:span text:style-name="T14">ODS</text:span><text:span text:style-name="T13"> Institutional Repository </text:span><text:span text:style-name="T49">is based on the</text:span><text:span text:style-name="T47"> MyCoRe </text:span><text:span text:style-name="T49">f</text:span><text:span text:style-name="T47">rame</text:span><text:span text:style-name="T49">­</text:span><text:span text:style-name="T47">work. </text:span><text:span text:style-name="T49">This </text:span><text:change-end text:change-id="ct118304336"/><text:change-start text:change-id="ct118304816"/><text:span text:style-name="T49">out-of-the-box software solution </text:span><text:change-end text:change-id="ct118304816"/><text:change-start text:change-id="ct118305056"/><text:span text:style-name="T49">is </text:span><text:change-end text:change-id="ct118305056"/><text:change-start text:change-id="ct118305536"/><text:span text:style-name="T49">ready for installation and use.</text:span><text:span text:style-name="T47"> </text:span><text:span text:style-name="T50">Test the demo </text:span><text:span text:style-name="T49">version</text:span><text:span text:style-name="T48">:</text:span><text:span text:style-name="T13"> </text:span><text:span text:style-name="T61">http://mycore.org/mir</text:span><text:change-end text:change-id="ct118305536"/><text:change-start text:change-id="ct118305776"/><text:span text:style-name="T61"><text:line-break/>For more sample applications, see http://www.mycore.de/applications/list.html</text:span><text:change-end text:change-id="ct11830577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2"/>
    </style:style>
    <style:style style:name="MT3" style:family="text">
      <style:text-properties fo:color="#4c4c4c" style:font-name="Times New Roman2" officeooo:rsid="002be605"/>
    </style:style>
    <style:style style:name="MT4" style:family="text">
      <style:text-properties fo:color="#4c4c4c" officeooo:rsid="0023de15"/>
    </style:style>
    <style:style style:name="MT5" style:family="text">
      <style:text-properties fo:color="#4c4c4c" officeooo:rsid="001b802b"/>
    </style:style>
    <style:style style:name="MT6" style:family="text">
      <style:text-properties fo:color="#4c4c4c" officeooo:rsid="0045b0d0"/>
    </style:style>
    <style:page-layout style:name="Mpm1">
      <style:page-layout-properties fo:page-width="21.001cm" fo:page-height="29.7cm" style:num-format="1" style:print-orientation="portrait" fo:margin-top="1cm" fo:margin-bottom="0.801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115943792" text:id="ct115943792">
            <text:insertion>
              <office:change-info>
                <dc:creator>Wiebke Oeltjen</dc:creator>
                <dc:date>2016-10-07T17:01:00</dc:date>
              </office:change-info>
            </text:insertion>
          </text:changed-region>
          <text:changed-region xml:id="ct378243920" text:id="ct378243920">
            <text:deletion>
              <office:change-info>
                <dc:creator>Wiebke Oeltjen</dc:creator>
                <dc:date>2020-01-08T16:53:52</dc:date>
              </office:change-info>
              <text:p text:style-name="Footer"><text:span text:style-name="MT1">1</text:span></text:p>
            </text:deletion>
          </text:changed-region>
          <text:changed-region xml:id="ct115944272" text:id="ct115944272">
            <text:deletion>
              <office:change-info>
                <dc:creator>Wiebke Oeltjen</dc:creator>
                <dc:date>2017-02-02T15:45:00</dc:date>
              </office:change-info>
              <text:p text:style-name="Footer"><text:span text:style-name="MT4">6</text:span></text:p>
            </text:deletion>
          </text:changed-region>
          <text:changed-region xml:id="ct115944032" text:id="ct115944032">
            <text:deletion>
              <office:change-info>
                <dc:creator>Unbekannter Autor</dc:creator>
                <dc:date>2016-01-21T17:30:00</dc:date>
              </office:change-info>
              <text:p text:style-name="Footer"><text:span text:style-name="MT5">5</text:span></text:p>
            </text:deletion>
          </text:changed-region>
          <text:changed-region xml:id="ct378243680" text:id="ct378243680">
            <text:insertion>
              <office:change-info>
                <dc:creator>Wiebke Oeltjen</dc:creator>
                <dc:date>2020-01-08T16:53:53</dc:date>
              </office:change-info>
            </text:insertion>
          </text:changed-region>
        </text:tracked-changes>
        <text:p text:style-name="Footer"><text:tab/><text:span text:style-name="MT1">MyCoRe data sheet </text:span><text:span text:style-name="MT2">©</text:span><text:span text:style-name="MT1"> MyCoRe</text:span><text:change-start text:change-id="ct115943792"/><text:span text:style-name="MT1"> </text:span><text:span text:style-name="MT3">®</text:span><text:change-end text:change-id="ct115943792"/><text:span text:style-name="MT1">, 20</text:span><text:change text:change-id="ct378243920"/><text:change text:change-id="ct115944272"/><text:change text:change-id="ct115944032"/><text:change-start text:change-id="ct378243680"/><text:span text:style-name="MT6">20</text:span><text:change-end text:change-id="ct378243680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20-01-08T16:55:38.040000000</dc:date>
    <meta:editing-duration>PT21H42M12S</meta:editing-duration>
    <meta:editing-cycles>90</meta:editing-cycles>
    <meta:generator>LibreOffice/6.1.6.3$Windows_X86_64 LibreOffice_project/5896ab1714085361c45cf540f76f60673dd96a72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dc:creator>Wiebke Oeltjen</dc:creator>
    <meta:document-statistic meta:table-count="0" meta:image-count="1" meta:object-count="0" meta:page-count="1" meta:paragraph-count="15" meta:word-count="362" meta:character-count="2791" meta:non-whitespace-character-count="2433"/>
    <meta:user-defined meta:name="Info 1"/>
    <meta:user-defined meta:name="Info 2"/>
    <meta:user-defined meta:name="Info 3"/>
    <meta:user-defined meta:name="Info 4"/>
  </office:meta>
</office:document-meta>
</file>